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0000001802737E97B116A776E.png" manifest:media-type="image/png"/>
  <manifest:file-entry manifest:full-path="Pictures/1000000000000240000001800CB9B55DA63FAE88.pdf" manifest:media-type="application/pdf"/>
  <manifest:file-entry manifest:full-path="Pictures/100029DD0000288400002324D362707A8E65B6F0.svg" manifest:media-type="image/svg+xml"/>
  <manifest:file-entry manifest:full-path="Pictures/10014E6A00006C010000259FD850936D382BAFBA.svg" manifest:media-type="image/svg+xml"/>
  <manifest:file-entry manifest:full-path="Pictures/10000201000001B100000177F86FDE589BD8AE5B.png" manifest:media-type="image/png"/>
  <manifest:file-entry manifest:full-path="Pictures/10013F4200004785000027FFDF0DB2A7FDAFCDDF.svg" manifest:media-type="image/svg+xml"/>
  <manifest:file-entry manifest:full-path="Pictures/100002010000048200000192F11BCDABA82B9DA6.png" manifest:media-type="image/png"/>
  <manifest:file-entry manifest:full-path="Pictures/10000201000002FC000001AB457AEC8BCEA6D5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style:style style:name="T3" style:family="text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86cm" svg:height="10.211cm" svg:x="0cm" svg:y="15.443cm">
          <draw:image xlink:href="Pictures/100029DD0000288400002324D362707A8E65B6F0.svg" xlink:type="simple" xlink:show="embed" xlink:actuate="onLoad">
            <text:p/>
          </draw:image>
          <draw:image xlink:href="Pictures/10000201000001B100000177F86FDE589BD8AE5B.png" xlink:type="simple" xlink:show="embed" xlink:actuate="onLoad"/>
        </draw:frame>
        <draw:frame draw:style-name="gr1" draw:text-style-name="P1" draw:layer="layout" svg:width="43.205cm" svg:height="15.037cm" svg:x="0cm" svg:y="0cm">
          <draw:image xlink:href="Pictures/10014E6A00006C010000259FD850936D382BAFBA.svg" xlink:type="simple" xlink:show="embed" xlink:actuate="onLoad">
            <text:p/>
          </draw:image>
          <draw:image xlink:href="Pictures/100002010000048200000192F11BCDABA82B9DA6.png" xlink:type="simple" xlink:show="embed" xlink:actuate="onLoad"/>
        </draw:frame>
        <draw:frame draw:style-name="gr2" draw:text-style-name="P2" draw:layer="layout" svg:width="1.731cm" svg:height="1.505cm" svg:x="-0.265cm" svg:y="0.001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5cm" svg:y="14.637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9cm" svg:y="14.637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2cm" svg:y="14.637cm">
          <draw:text-box>
            <text:p><text:span text:style-name="T1">(d)</text:span></text:p>
          </draw:text-box>
        </draw:frame>
        <draw:frame draw:style-name="gr1" draw:text-style-name="P1" draw:layer="controls" svg:width="18.517cm" svg:height="10.338cm" svg:x="11.989cm" svg:y="15.926cm">
          <draw:image xlink:href="Pictures/10013F4200004785000027FFDF0DB2A7FDAFCDDF.svg" xlink:type="simple" xlink:show="embed" xlink:actuate="onLoad">
            <text:p/>
          </draw:image>
          <draw:image xlink:href="Pictures/10000201000002FC000001AB457AEC8BCEA6D58A.png" xlink:type="simple" xlink:show="embed" xlink:actuate="onLoad"/>
        </draw:frame>
        <draw:frame draw:style-name="gr1" draw:text-style-name="P1" draw:layer="controls" svg:width="13.894cm" svg:height="9.246cm" svg:x="30.505cm" svg:y="16.51cm">
          <draw:image xlink:href="Pictures/1000000000000240000001800CB9B55DA63FAE88.pdf" xlink:type="simple" xlink:show="embed" xlink:actuate="onLoad">
            <text:p/>
          </draw:image>
          <draw:image xlink:href="Pictures/1000000000000240000001802737E97B116A776E.png" xlink:type="simple" xlink:show="embed" xlink:actuate="onLoad"/>
        </draw:frame>
        <draw:frame draw:style-name="gr4" draw:text-style-name="P3" draw:layer="controls" svg:width="9.017cm" svg:height="1.038cm" svg:x="6.986cm" svg:y="3.2cm">
          <draw:text-box>
            <text:p><text:span text:style-name="T2">(</text:span><text:span text:style-name="T3">Shewanella</text:span><text:span text:style-name="T4"> features</text:span><text:span text:style-name="T2">)</text:span></text:p>
          </draw:text-box>
        </draw:frame>
        <draw:frame draw:style-name="gr5" draw:text-style-name="P3" draw:layer="controls" svg:width="11.871cm" svg:height="1.825cm" svg:x="7.687cm" svg:y="3.962cm">
          <draw:text-box>
            <text:p><text:span text:style-name="T2">(</text:span><text:span text:style-name="T4">bot</text:span><text:span text:style-name="T4">tom </text:span><text:span text:style-name="T4">98 </text:span><text:span text:style-name="T4">[~1</text:span><text:span text:style-name="T4">0%] </text:span><text:span text:style-name="T4">ran</text:span><text:span text:style-name="T4">ked</text:span><text:span text:style-name="T2"> </text:span><text:span text:style-name="T2">feat</text:span><text:span text:style-name="T2">ure</text:span><text:span text:style-name="T2">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17T23:31:43.816022038</dc:date>
    <meta:editing-duration>PT28M42S</meta:editing-duration>
    <meta:editing-cycles>12</meta:editing-cycles>
    <meta:generator>LibreOffice/6.0.7.3$Linux_X86_64 LibreOffice_project/00m0$Build-3</meta:generator>
    <meta:document-statistic meta:object-count="10"/>
  </office:meta>
</office:document-meta>
</file>